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Info.update( boolean isIndexed , boolean storeTermVector , boolean storePositionWithTermVector , boolean storeOffsetWithTermVector , boolean omitNorms , boolean storePayloads , boolean omitTf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ieldInfo.FieldInfo( String na , boolean tk , int nu , boolean storeTermVector , boolean storePositionWithTermVector , boolean storeOffsetWithTermVector , boolean omitNorms , boolean storePayloads , boolean omit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eldInfo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